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4.895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1.699cm"/>
    </style:style>
    <style:style style:name="co9" style:family="table-column">
      <style:table-column-properties fo:break-before="auto" style:column-width="1.709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5.375cm"/>
    </style:style>
    <style:style style:name="co12" style:family="table-column">
      <style:table-column-properties fo:break-before="auto" style:column-width="1.868cm"/>
    </style:style>
    <style:style style:name="co13" style:family="table-column">
      <style:table-column-properties fo:break-before="auto" style:column-width="2.51cm"/>
    </style:style>
    <style:style style:name="co14" style:family="table-column">
      <style:table-column-properties fo:break-before="auto" style:column-width="3.239cm"/>
    </style:style>
    <style:style style:name="co15" style:family="table-column">
      <style:table-column-properties fo:break-before="auto" style:column-width="5.233cm"/>
    </style:style>
    <style:style style:name="co16" style:family="table-column">
      <style:table-column-properties fo:break-before="auto" style:column-width="10.287cm"/>
    </style:style>
    <style:style style:name="co17" style:family="table-column">
      <style:table-column-properties fo:break-before="auto" style:column-width="4.2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Наличие">
      <style:table-properties table:display="true" style:writing-mode="lr-tb"/>
    </style:style>
    <style:style style:name="ta2" style:family="table" style:master-page-name="PageStyle_5f_Продукты">
      <style:table-properties table:display="true" style:writing-mode="lr-tb"/>
    </style:style>
    <style:style style:name="ta3" style:family="table" style:master-page-name="PageStyle_5f_Производственные_5f_базы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Наличие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Артикул</text:p>
          </table:table-cell>
          <table:table-cell table:style-name="ce4" office:value-type="string" calcext:value-type="string">
            <text:p>ID производственной базы</text:p>
          </table:table-cell>
          <table:table-cell table:style-name="ce1" office:value-type="string" calcext:value-type="string">
            <text:p>Количество, кг</text:p>
          </table:table-cell>
          <table:table-cell table:style-name="ce1" office:value-type="string" calcext:value-type="string">
            <text:p>Тип операц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4-08-01" calcext:value-type="date">
            <text:p>01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4-08-02" calcext:value-type="date">
            <text:p>0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4-08-03" calcext:value-type="date">
            <text:p>0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4-08-04" calcext:value-type="date">
            <text:p>0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4-08-05" calcext:value-type="date">
            <text:p>0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4-08-07" calcext:value-type="date">
            <text:p>0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4-08-08" calcext:value-type="date">
            <text:p>08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4-08-10" calcext:value-type="date">
            <text:p>1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4-08-11" calcext:value-type="date">
            <text:p>1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4-08-12" calcext:value-type="date">
            <text:p>1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4-08-13" calcext:value-type="date">
            <text:p>1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4-08-14" calcext:value-type="date">
            <text:p>1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4-08-15" calcext:value-type="date">
            <text:p>1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4-08-16" calcext:value-type="date">
            <text:p>16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4-08-18" calcext:value-type="date">
            <text:p>1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4-08-19" calcext:value-type="date">
            <text:p>19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4-08-20" calcext:value-type="date">
            <text:p>2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4-08-22" calcext:value-type="date">
            <text:p>2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4-08-23" calcext:value-type="date">
            <text:p>2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4-08-25" calcext:value-type="date">
            <text:p>2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4-08-27" calcext:value-type="date">
            <text:p>27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4-08-28" calcext:value-type="date">
            <text:p>2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4-09-01" calcext:value-type="date">
            <text:p>0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4-09-04" calcext:value-type="date">
            <text:p>04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4-09-05" calcext:value-type="date">
            <text:p>0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4-09-07" calcext:value-type="date">
            <text:p>0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4-09-08" calcext:value-type="date">
            <text:p>08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4-09-11" calcext:value-type="date">
            <text:p>1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4-09-12" calcext:value-type="date">
            <text:p>1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4-09-14" calcext:value-type="date">
            <text:p>1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4-09-15" calcext:value-type="date">
            <text:p>1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4-09-16" calcext:value-type="date">
            <text:p>1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4-09-19" calcext:value-type="date">
            <text:p>1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4-09-21" calcext:value-type="date">
            <text:p>21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4-09-23" calcext:value-type="date">
            <text:p>2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4-09-24" calcext:value-type="date">
            <text:p>24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4-09-25" calcext:value-type="date">
            <text:p>2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4-09-27" calcext:value-type="date">
            <text:p>27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4-09-28" calcext:value-type="date">
            <text:p>2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4-09-29" calcext:value-type="date">
            <text:p>2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3" calcext:value-type="float">
            <text:p>2273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4" calcext:value-type="float">
            <text:p>2274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5" calcext:value-type="float">
            <text:p>2275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6" calcext:value-type="float">
            <text:p>2276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7" calcext:value-type="float">
            <text:p>2277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8" calcext:value-type="float">
            <text:p>2278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9" calcext:value-type="float">
            <text:p>2279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0" calcext:value-type="float">
            <text:p>2280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1" calcext:value-type="float">
            <text:p>2281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2" calcext:value-type="float">
            <text:p>2282</text:p>
          </table:table-cell>
          <table:table-cell table:style-name="ce3" office:value-type="date" office:date-value="2024-09-30" calcext:value-type="date">
            <text:p>30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number-rows-repeated="10462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Продукты" table:style-name="ta2">
        <office:forms form:automatic-focus="false" form:apply-design-mode="false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2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table:number-columns-repeated="3"/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вешенки</text:p>
          </table:table-cell>
          <table:table-cell table:number-columns-repeated="1638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шампиньоны</text:p>
          </table:table-cell>
          <table:table-cell table:number-columns-repeated="16381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баклажаны</text:p>
          </table:table-cell>
          <table:table-cell table:number-columns-repeated="16381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орох</text:p>
          </table:table-cell>
          <table:table-cell table:number-columns-repeated="16381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руша Конференци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дайко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бач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броккол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пекинск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цветн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 крас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укуруз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лук реп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морков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огурцы короткоплодные</text:p>
          </table:table-cell>
          <table:table-cell table:number-columns-repeated="16381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атиссо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жгучи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желт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крас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и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ька черн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п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свёк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махит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сли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черр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ы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цуки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чесн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фунду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базил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кинз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ук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юбист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мят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ореган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петруш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озмари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укко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укро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шпинат</text:p>
          </table:table-cell>
          <table:table-cell table:number-columns-repeated="16381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абрико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груш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Антоно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а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ольде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рен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ндил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рамель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адовые</text:p>
          </table:table-cell>
          <table:table-cell table:number-columns-repeated="16381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ина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лава победителям</text:p>
          </table:table-cell>
          <table:table-cell table:number-columns-repeated="16381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боярышн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изил</text:p>
          </table:table-cell>
          <table:table-cell table:number-columns-repeated="16381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убни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ю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малин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облепих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шиповник</text:p>
          </table:table-cell>
          <table:table-cell table:number-columns-repeated="16381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Производственные_базы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number-columns-repeated="16380" table:default-cell-style-name="Default"/>
        <table:table-row table:style-name="ro2">
          <table:table-cell table:style-name="ce4" office:value-type="string" calcext:value-type="string">
            <text:p>ID производственной базы</text:p>
          </table:table-cell>
          <table:table-cell table:style-name="ce4" office:value-type="string" calcext:value-type="string">
            <text:p>Адрес</text:p>
          </table:table-cell>
          <table:table-cell table:style-name="ce5" office:value-type="string" calcext:value-type="string">
            <text:p>ФИО начальника базы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1</text:p>
          </table:table-cell>
          <table:table-cell office:value-type="string" calcext:value-type="string">
            <text:p>Московская область, деревня Юрово, д.1</text:p>
          </table:table-cell>
          <table:table-cell office:value-type="string" calcext:value-type="string">
            <text:p>Иванов П.И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2</text:p>
          </table:table-cell>
          <table:table-cell office:value-type="string" calcext:value-type="string">
            <text:p>Вологодская область, деревня Захарьево, д.2</text:p>
          </table:table-cell>
          <table:table-cell office:value-type="string" calcext:value-type="string">
            <text:p>Столяров В.Т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3</text:p>
          </table:table-cell>
          <table:table-cell office:value-type="string" calcext:value-type="string">
            <text:p>Владимирская область, деревня Кукушкино, строение 7</text:p>
          </table:table-cell>
          <table:table-cell office:value-type="string" calcext:value-type="string">
            <text:p>Захаричев К.Е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4</text:p>
          </table:table-cell>
          <table:table-cell office:value-type="string" calcext:value-type="string">
            <text:p>Рязанская оласть, деревня Жужино, д.22</text:p>
          </table:table-cell>
          <table:table-cell office:value-type="string" calcext:value-type="string">
            <text:p>Волков С.И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5</text:p>
          </table:table-cell>
          <table:table-cell office:value-type="string" calcext:value-type="string">
            <text:p>Тверская область, деревня Хорьково, д.6</text:p>
          </table:table-cell>
          <table:table-cell office:value-type="string" calcext:value-type="string">
            <text:p>Кузнецов Л.Э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6</text:p>
          </table:table-cell>
          <table:table-cell office:value-type="string" calcext:value-type="string">
            <text:p>Псковская область, деревня Новосвятское, д.1</text:p>
          </table:table-cell>
          <table:table-cell office:value-type="string" calcext:value-type="string">
            <text:p>Сестрицын Ю.Б.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П7</text:p>
          </table:table-cell>
          <table:table-cell office:value-type="string" calcext:value-type="string">
            <text:p>Ивановская область, деревня Блудилино, д.8</text:p>
          </table:table-cell>
          <table:table-cell office:value-type="string" calcext:value-type="string">
            <text:p>Говоров А.В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8</text:p>
          </table:table-cell>
          <table:table-cell office:value-type="string" calcext:value-type="string">
            <text:p>Московская область, деревня Семечкино, д.9</text:p>
          </table:table-cell>
          <table:table-cell office:value-type="string" calcext:value-type="string">
            <text:p>Тимохин Я.Ф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9</text:p>
          </table:table-cell>
          <table:table-cell office:value-type="string" calcext:value-type="string">
            <text:p>Московская область, деревня Озерное, д.8</text:p>
          </table:table-cell>
          <table:table-cell office:value-type="string" calcext:value-type="string">
            <text:p>Слотинский О.Н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10</text:p>
          </table:table-cell>
          <table:table-cell office:value-type="string" calcext:value-type="string">
            <text:p>Тверская область, деревня Петрово, д. 3</text:p>
          </table:table-cell>
          <table:table-cell office:value-type="string" calcext:value-type="string">
            <text:p>Животов А.Р.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П11</text:p>
          </table:table-cell>
          <table:table-cell office:value-type="string" calcext:value-type="string">
            <text:p>Ивановская область, деревня Власихино, д.5</text:p>
          </table:table-cell>
          <table:table-cell office:value-type="string" calcext:value-type="string">
            <text:p>Боярских К.А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12</text:p>
          </table:table-cell>
          <table:table-cell office:value-type="string" calcext:value-type="string">
            <text:p>Рязанская область, село Кононенково, д.16</text:p>
          </table:table-cell>
          <table:table-cell office:value-type="string" calcext:value-type="string">
            <text:p>Васютин В.С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13</text:p>
          </table:table-cell>
          <table:table-cell office:value-type="string" calcext:value-type="string">
            <text:p>Владимирская область, деревня Шалашилино, д.6</text:p>
          </table:table-cell>
          <table:table-cell office:value-type="string" calcext:value-type="string">
            <text:p>Христофоров С.Т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14</text:p>
          </table:table-cell>
          <table:table-cell office:value-type="string" calcext:value-type="string">
            <text:p>Владимирская область, деревня Чистово, д.11</text:p>
          </table:table-cell>
          <table:table-cell office:value-type="string" calcext:value-type="string">
            <text:p>Желанный Л.Б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15</text:p>
          </table:table-cell>
          <table:table-cell office:value-type="string" calcext:value-type="string">
            <text:p>Смоленская область, деревня Слободка, д.8</text:p>
          </table:table-cell>
          <table:table-cell office:value-type="string" calcext:value-type="string">
            <text:p>Волк Е.К.</text:p>
          </table:table-cell>
          <table:table-cell table:number-columns-repeated="16381"/>
        </table:table-row>
        <table:table-row table:style-name="ro2" table:visibility="filter">
          <table:table-cell table:style-name="ce2" office:value-type="string" calcext:value-type="string">
            <text:p>П16</text:p>
          </table:table-cell>
          <table:table-cell office:value-type="string" calcext:value-type="string">
            <text:p>Липецкая область, деревня Храмцово, строение 6</text:p>
          </table:table-cell>
          <table:table-cell office:value-type="string" calcext:value-type="string">
            <text:p>Пасечник И.И.</text:p>
          </table:table-cell>
          <table:table-cell table:number-columns-repeated="16381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Наличие.A1:Наличие.F2283" table:display-filter-buttons="true">
          <table:filter>
            <table:filter-and>
              <table:filter-condition table:value="П11" table:operator="=" table:field-number="3">
                <table:filter-set-item table:value="П11"/>
                <table:filter-set-item table:value="П7"/>
              </table:filter-condition>
              <table:filter-condition table:value="1" table:operator="=" table:field-number="2">
                <table:filter-set-item table:value="1"/>
                <table:filter-set-item table:value="2"/>
              </table:filter-condition>
              <table:filter-condition table:value="2024-08-29" table:operator="=" table:field-number="1"/>
            </table:filter-and>
          </table:filter>
        </table:database-range>
        <table:database-range table:name="__Anonymous_Sheet_DB__1" table:target-range-address="Продукты.A1:Продукты.C65" table:display-filter-buttons="true">
          <table:filter>
            <table:filter-and>
              <table:filter-condition table:value="грибы" table:operator="=" table:field-number="1"/>
            </table:filter-and>
          </table:filter>
        </table:database-range>
        <table:database-range table:name="__Anonymous_Sheet_DB__2" table:target-range-address="Производственные_базы.A1:Производственные_базы.C17" table:display-filter-buttons="true">
          <table:filter>
            <table:filter-and>
              <table:filter-condition table:value="Ивановская область, деревня Блудилино, д.8" table:operator="=" table:field-number="1">
                <table:filter-set-item table:value="Ивановская область, деревня Блудилино, д.8"/>
                <table:filter-set-item table:value="Ивановская область, деревня Власихино, д.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роизводственные_5f_базы" style:display-name="PageStyle_Производственные_баз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одукты" style:display-name="PageStyle_Продук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личие" style:display-name="PageStyle_Наличие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лава</meta:initial-creator>
    <meta:creation-date>2021-07-09T17:04:06</meta:creation-date>
    <dc:date>2025-03-13T19:15:37.141912168</dc:date>
    <meta:generator>LibreOffice/7.5.3.2$Linux_X86_64 LibreOffice_project/50$Build-2</meta:generator>
    <meta:editing-duration>PT2M4S</meta:editing-duration>
    <meta:editing-cycles>5</meta:editing-cycles>
    <meta:document-statistic meta:table-count="3" meta:cell-count="13944" meta:object-count="0"/>
    <meta:user-defined meta:name="AppVersion">12.0000</meta:user-defined>
  </office:meta>
</office:document-meta>
</file>